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26E0000012D2B1C45BB.svm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2000001290000015C40AEF9AC.eps" manifest:media-type=""/>
  <manifest:file-entry manifest:full-path="Pictures/20000001000001D1000001759D1C6575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3.033cm" svg:height="3.555cm" svg:x="4.965cm" svg:y="0.66cm">
          <draw:image xlink:href="Pictures/20000002000001290000015C40AEF9AC.eps" xlink:type="simple" xlink:show="embed" xlink:actuate="onLoad">
            <text:p/>
          </draw:image>
        </draw:frame>
        <draw:frame draw:style-name="gr2" draw:text-style-name="P1" draw:layer="layout" svg:width="0.557cm" svg:height="0.355cm" svg:x="7.991cm" svg:y="3.396cm">
          <draw:image xlink:href="Pictures/20000001000001D100000129A37F3893.svm" xlink:type="simple" xlink:show="embed" xlink:actuate="onLoad">
            <text:p/>
          </draw:image>
        </draw:frame>
        <draw:frame draw:style-name="gr3" draw:text-style-name="P1" draw:layer="layout" svg:width="0.552cm" svg:height="0.355cm" svg:x="5.517cm" svg:y="1.638cm">
          <draw:image xlink:href="Pictures/20000001000001CD00000129C4F4D402.svm" xlink:type="simple" xlink:show="embed" xlink:actuate="onLoad">
            <text:p/>
          </draw:image>
        </draw:frame>
        <draw:frame draw:style-name="gr4" draw:text-style-name="P1" draw:layer="layout" svg:width="0.739cm" svg:height="0.365cm" svg:x="7.407cm" svg:y="0.291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745cm" svg:height="0.36cm" svg:x="4.72cm" svg:y="1.277cm">
          <draw:image xlink:href="Pictures/200000010000026E0000012D2B1C45BB.svm" xlink:type="simple" xlink:show="embed" xlink:actuate="onLoad">
            <text:p/>
          </draw:image>
        </draw:frame>
        <draw:frame draw:style-name="gr6" draw:text-style-name="P1" draw:layer="layout" svg:width="0.557cm" svg:height="0.446cm" svg:x="5.401cm" svg:y="3.009cm">
          <draw:image xlink:href="Pictures/20000001000001D1000001759D1C6575.svm" xlink:type="simple" xlink:show="embed" xlink:actuate="onLoad">
            <text:p/>
          </draw:image>
        </draw:frame>
        <draw:frame draw:style-name="gr7" draw:text-style-name="P1" draw:layer="layout" svg:width="0.456cm" svg:height="0.385cm" svg:x="6.737cm" svg:y="1.963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66cm" svg:height="0.385cm" svg:x="7.904cm" svg:y="2.606cm">
          <draw:image xlink:href="Pictures/200000010000018500000142AEA8807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6T14:27:10</meta:creation-date>
    <meta:editing-duration>PT5M47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8-16T14:32:54</dc:date>
    <dc:creator>kkk </dc:creator>
    <meta:document-statistic meta:object-count="8"/>
    <meta:template xlink:type="simple" xlink:actuate="onRequest" xlink:title="kkkFigures" xlink:href="../../../../../.libreoffice/3/user/template/kkkFigures.otg" meta:date="2014-08-16T14:27:08"/>
  </office:meta>
</office:document-meta>
</file>